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ika DesRev E" svg:font-family="'Andika DesRev E'" style:font-pitch="variable"/>
    <style:font-face style:name="Arial2" svg:font-family="Arial" style:font-pitch="variable"/>
    <style:font-face style:name="American Typewriter" svg:font-family="'American Typewriter'" style:font-family-generic="modern" style:font-pitch="variable"/>
    <style:font-face style:name="Arial1" svg:font-family="Arial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4c4c4c" draw:marker-start="Arrow" draw:marker-end="" draw:marker-end-width="0.3cm" draw:fill="none" draw:textarea-vertical-align="middle"/>
    </style:style>
    <style:style style:name="gr7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0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American Typewriter" fo:font-size="54pt" style:font-size-asian="54pt" style:font-size-complex="54pt"/>
    </style:style>
    <style:style style:name="P2" style:family="paragraph">
      <style:text-properties style:font-name="Andika DesRev 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ndika DesRev E"/>
    </style:style>
    <style:style style:name="P5" style:family="paragraph">
      <style:text-properties style:font-name="Andika DesRev E"/>
    </style:style>
    <style:style style:name="P6" style:family="paragraph">
      <style:text-properties style:font-name="Andika DesRev E" fo:font-size="20pt" style:font-size-asian="20pt" style:font-size-complex="20pt"/>
    </style:style>
    <style:style style:name="P7" style:family="paragraph">
      <style:paragraph-properties fo:text-align="end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line-height="200%" fo:text-align="center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text-properties fo:font-size="20pt"/>
    </style:style>
    <style:style style:name="T1" style:family="text">
      <style:text-properties style:font-name="American Typewriter" fo:font-size="54pt" style:font-size-asian="54pt" style:font-size-complex="54pt"/>
    </style:style>
    <style:style style:name="T2" style:family="text">
      <style:text-properties style:font-name="Andika DesRev E" fo:font-size="32pt" style:font-size-asian="32pt" style:font-size-complex="32pt"/>
    </style:style>
    <style:style style:name="T3" style:family="text">
      <style:text-properties style:font-name="Andika DesRev E" fo:font-size="24pt" style:font-size-asian="24pt" style:font-size-complex="24pt"/>
    </style:style>
    <style:style style:name="T4" style:family="text">
      <style:text-properties style:font-name="Andika DesRev E"/>
    </style:style>
    <style:style style:name="T5" style:family="text">
      <style:text-properties fo:color="#ff0000" style:font-name="Andika DesRev E" fo:font-weight="bold" style:font-weight-asian="bold" style:font-weight-complex="bold"/>
    </style:style>
    <style:style style:name="T6" style:family="text">
      <style:text-properties fo:color="#ff0000" style:font-name="Andika DesRev E" fo:font-weight="normal" style:font-weight-asian="normal" style:font-weight-complex="normal"/>
    </style:style>
    <style:style style:name="T7" style:family="text">
      <style:text-properties style:font-name="Andika DesRev E" fo:font-size="20pt" style:font-size-asian="20pt" style:font-size-complex="20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6b4794" fo:font-size="12pt" style:font-size-asian="12pt" style:font-size-complex="12pt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36cm" svg:y="0.837cm" presentation:class="title" presentation:user-transformed="true">
          <draw:text-box>
            <text:p><text:span text:style-name="T1">TreeHopper</text:span></text:p>
          </draw:text-box>
        </draw:frame>
        <draw:frame presentation:style-name="pr2" draw:text-style-name="P2" draw:layer="layout" svg:width="25.199cm" svg:height="9.093cm" svg:x="1.436cm" svg:y="6.35cm" presentation:class="subtitle" presentation:user-transformed="true">
          <draw:text-box>
            <text:p><text:span text:style-name="T2">Pradeep Gowda </text:span></text:p>
            <text:p><text:span text:style-name="T3">&lt;</text:span><text:span text:style-name="T3"><text:a xlink:href="mailto:pgowda@iupui.edu" xlink:type="simple">pgowda@iupui.edu</text:a></text:span><text:span text:style-name="T3">&gt;</text:span></text:p>
            <text:p><text:span text:style-name="T3">and</text:span></text:p>
            <text:p><text:span text:style-name="T2">Mehmet Kilicarslan</text:span></text:p>
            <text:p><text:span text:style-name="T3">&lt;</text:span><text:span text:style-name="T3"><text:a xlink:href="mailto:mkilicar@indiana.edu" xlink:type="simple">mkilicar@indiana.edu</text:a></text:span><text:span text:style-name="T3">&gt;</text:span></text:p>
            <text:p><text:span text:style-name="T3"/></text:p>
          </draw:text-box>
        </draw:frame>
        <draw:frame draw:style-name="gr1" draw:text-style-name="P4" draw:layer="layout" svg:width="23.876cm" svg:height="1.276cm" svg:x="2.097cm" svg:y="17.774cm">
          <draw:text-box>
            <text:p text:style-name="P3"><text:span text:style-name="T4">CSCI 54100 – Fall 2013</text:span></text:p>
          </draw:text-box>
        </draw:frame>
        <draw:frame draw:style-name="gr1" draw:text-style-name="P4" draw:layer="layout" svg:width="23.876cm" svg:height="1.276cm" svg:x="2.097cm" svg:y="17.774cm">
          <draw:text-box>
            <text:p text:style-name="P3"><text:span text:style-name="T4">CSCI 54100 – Fall 2013</text:span></text:p>
          </draw:text-box>
        </draw:frame>
        <draw:frame draw:style-name="gr1" draw:text-style-name="P4" draw:layer="layout" svg:width="23.876cm" svg:height="1.276cm" svg:x="2.097cm" svg:y="4.058cm">
          <draw:text-box>
            <text:p text:style-name="P3"><text:span text:style-name="T4">A graph(ical) explorer for distributed version control source reposito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4">What is a Version Control System?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TB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5.005cm" svg:x="1.4cm" svg:y="0.088cm" presentation:class="title" presentation:user-transformed="true">
          <draw:text-box>
            <text:p><text:span text:style-name="T4">What is a</text:span><text:span text:style-name="T5"> </text:span><text:span text:style-name="T6">Distributed</text:span><text:span text:style-name="T4"> Version Control System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Lorem ipsum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Understanding code … 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Lorem ipsum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Current literature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Lorem ipsum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Approach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A data flow diagram</text:span></text:p>
              </text:list-item>
              <text:list-item>
                <text:p><text:span text:style-name="T7">Various components developed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" draw:text-style-name="P8" xml:id="id1" draw:id="id1" draw:layer="layout" svg:width="4.318cm" svg:height="4.064cm" svg:x="4.318cm" svg:y="4.572cm">
          <text:p text:style-name="P3"><text:span text:style-name="T8">Commit</text:span></text:p>
          <text:p text:style-name="P3"><text:span text:style-name="T9">hexsha</text:span></text:p>
          <text:p text:style-name="P3"><text:span text:style-name="T9">message</text:span></text:p>
          <text:p text:style-name="P3"><text:span text:style-name="T9">summary</text:span></text:p>
          <text:p text:style-name="P3"><text:span text:style-name="T9">ctime</text:span></text:p>
          <text:p text:style-name="P3"><text:span text:style-name="T9">Date</text:span></text:p>
          <text:p text:style-name="P3"><text:span text:style-name="T10">tag</text:span></text:p>
          <text:p text:style-name="P7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4.318cm" svg:height="4.064cm" svg:x="10.414cm" svg:y="0.508cm">
          <text:p text:style-name="P3"><text:span text:style-name="T8">Repository</text:span></text:p>
          <text:p text:style-name="P3"><text:span text:style-name="T9">Name</text:span></text:p>
          <text:p text:style-name="P3"><text:span text:style-name="T9">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9" draw:layer="layout" svg:x1="7.874cm" svg:y1="5.08cm" svg:x2="10.668cm" svg:y2="3.556cm">
          <text:p/>
        </draw:line>
        <draw:custom-shape draw:style-name="gr3" draw:text-style-name="P8" draw:layer="layout" svg:width="4.318cm" svg:height="4.064cm" svg:x="4.318cm" svg:y="12.7cm">
          <text:p text:style-name="P3"><text:span text:style-name="T8">Committer</text:span></text:p>
          <text:p text:style-name="P3"><text:span text:style-name="T9">Name</text:span></text:p>
          <text:p text:style-name="P3"><text:span text:style-name="T9">email</text:span></text:p>
          <text:p text:style-name="P3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6.604cm" svg:y1="12.7cm" svg:x2="6.604cm" svg:y2="8.636cm">
          <text:p/>
        </draw:line>
        <draw:custom-shape draw:style-name="gr3" draw:text-style-name="P8" draw:layer="layout" svg:width="4.318cm" svg:height="4.064cm" svg:x="11.43cm" svg:y="8.128cm">
          <text:p text:style-name="P3"><text:span text:style-name="T8">File</text:span></text:p>
          <text:p text:style-name="P3"><text:span text:style-name="T9">path</text:span></text:p>
          <text:p text:style-name="P3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938cm" svg:y1="8.89cm" svg:x2="8.636cm" svg:y2="6.604cm">
          <text:p/>
        </draw:line>
        <draw:frame draw:style-name="gr1" draw:text-style-name="P11" draw:layer="layout" svg:width="3.302cm" svg:height="0.645cm" svg:x="10.16cm" svg:y="7.229cm">
          <draw:text-box>
            <text:p><text:span text:style-name="T11">MODIFIED_BY</text:span></text:p>
          </draw:text-box>
        </draw:frame>
        <draw:frame draw:style-name="gr1" draw:text-style-name="P11" draw:layer="layout" svg:width="3.302cm" svg:height="0.645cm" svg:x="8.636cm" svg:y="4.572cm">
          <draw:text-box>
            <text:p><text:span text:style-name="T11">BELONGS_TO</text:span></text:p>
          </draw:text-box>
        </draw:frame>
        <draw:frame draw:style-name="gr1" draw:text-style-name="P11" draw:layer="layout" svg:width="3.302cm" svg:height="1.039cm" svg:x="5.334cm" svg:y="10.668cm">
          <draw:text-box>
            <text:p><text:span text:style-name="T11">COMMITTED_BY</text:span></text:p>
          </draw:text-box>
        </draw:frame>
        <draw:custom-shape draw:style-name="gr3" draw:text-style-name="P8" draw:layer="layout" svg:width="4.318cm" svg:height="4.064cm" svg:x="17.018cm" svg:y="3.048cm">
          <text:p text:style-name="P3"><text:span text:style-name="T8">SourceType</text:span></text:p>
          <text:p text:style-name="P3"><text:span text:style-name="T9">name</text:span></text:p>
          <text:p text:style-name="P3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5.24cm" svg:y1="8.89cm" svg:x2="17.526cm" svg:y2="6.604cm">
          <text:p/>
        </draw:line>
        <draw:frame draw:style-name="gr1" draw:text-style-name="P11" draw:layer="layout" svg:width="3.302cm" svg:height="0.645cm" svg:x="16.002cm" svg:y="7.991cm">
          <draw:text-box>
            <text:p><text:span text:style-name="T11">IS_A</text:span></text:p>
          </draw:text-box>
        </draw:frame>
        <draw:connector draw:style-name="gr7" draw:text-style-name="P3" draw:layer="layout" draw:type="curve" svg:x1="4.318cm" svg:y1="6.604cm" svg:x2="6.477cm" svg:y2="4.572cm" draw:start-shape="id1" draw:start-glue-point="6" draw:end-shape="id1" draw:end-glue-point="4" svg:d="m4318 6604c-751 0-627-1267 101-1963s2058-820 2058-69" svg:viewBox="0 0 2667 2543">
          <text:p/>
        </draw:connector>
        <draw:frame draw:style-name="gr1" draw:text-style-name="P11" draw:layer="layout" svg:width="2.286cm" svg:height="0.645cm" svg:x="2.54cm" svg:y="3.947cm">
          <draw:text-box>
            <text:p><text:span text:style-name="T11">CHILD_OF</text:span></text:p>
          </draw:text-box>
        </draw:frame>
        <draw:frame draw:style-name="gr1" draw:layer="layout" svg:width="9.652cm" svg:height="0.962cm" svg:x="10.16cm" svg:y="14.678cm">
          <draw:text-box>
            <text:p>Nodes and their relationships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echnologies used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Neo4j Graph Database</text:span></text:p>
              </text:list-item>
              <text:list-item>
                <text:p><text:span text:style-name="T7">Py2Neo - <text:s/>python client library for neo4j</text:span></text:p>
              </text:list-item>
              <text:list-item>
                <text:p><text:span text:style-name="T7">Gitpython – python client library for <text:s/>git</text:span></text:p>
              </text:list-item>
              <text:list-item>
                <text:p><text:span text:style-name="T7">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How the application works</text:span></text:p>
          </draw:text-box>
        </draw:frame>
        <draw:custom-shape draw:style-name="gr4" draw:text-style-name="P3" draw:layer="layout" svg:width="6.096cm" svg:height="3.302cm" svg:x="2.794cm" svg:y="5.588cm">
          <text:p text:style-name="P3">Git repo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572cm" svg:height="3.556cm" svg:x="10.922cm" svg:y="5.08cm">
          <text:p text:style-name="P3">load_g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draw:layer="layout" svg:width="5.08cm" svg:height="5.08cm" svg:x="18.796cm" svg:y="4.343cm">
          <text:p text:style-name="P3">Neo4j</text:p>
          <text:p text:style-name="P3">graph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3" draw:layer="layout" svg:x1="8.89cm" svg:y1="6.858cm" svg:x2="10.922cm" svg:y2="6.858cm">
          <text:p/>
        </draw:line>
        <draw:line draw:style-name="gr5" draw:text-style-name="P3" draw:layer="layout" svg:x1="15.494cm" svg:y1="6.858cm" svg:x2="18.796cm" svg:y2="6.858cm">
          <text:p/>
        </draw:line>
        <draw:custom-shape draw:style-name="gr10" draw:text-style-name="P3" draw:layer="layout" svg:width="4.572cm" svg:height="3.81cm" svg:x="19.05cm" svg:y="10.668cm">
          <text:p text:style-name="P3">Browser</text:p>
          <text:p text:style-name="P3">(Web UI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5" draw:text-style-name="P3" draw:layer="layout" svg:x1="21.336cm" svg:y1="10.668cm" svg:x2="21.336cm" svg:y2="9.423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Outcome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Application dem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Results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Queries </text:span></text:p>
              </text:list-item>
              <text:list-item>
                <text:p><text:span text:style-name="T7">Output captur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Future Work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Links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ndika DesRev E" svg:font-family="'Andika DesRev E'" style:font-pitch="variable"/>
    <style:font-face style:name="Arial2" svg:font-family="Arial" style:font-pitch="variable"/>
    <style:font-face style:name="American Typewriter" svg:font-family="'American Typewriter'" style:font-family-generic="modern" style:font-pitch="variable"/>
    <style:font-face style:name="Arial1" svg:font-family="Arial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adeep Gowda</meta:initial-creator>
    <meta:creation-date>2013-11-20T20:28:04.914722000</meta:creation-date>
    <dc:date>2013-12-07T23:59:41.282384000</dc:date>
    <dc:creator>Pradeep Gowda</dc:creator>
    <meta:editing-duration>PT19H37M38S</meta:editing-duration>
    <meta:editing-cycles>104</meta:editing-cycles>
    <meta:generator>LibreOffice/4.1.3.2$MacOSX_x86 LibreOffice_project/70feb7d99726f064edab4605a8ab840c50ec57a</meta:generator>
    <meta:document-statistic meta:object-count="96"/>
  </office:meta>
</office:document-meta>
</file>